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4.4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6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10"/>
  </office:automatic-styles>
  <office:body>
    <office:spreadsheet>
      <table:table table:name="Nuclear Power Plants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uclear Power Plan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Beznau</text:p>
          </table:table-cell>
          <table:table-cell table:style-name="ce4" office:value-type="float" office:value="47.552222" calcext:value-type="float">
            <text:p>47.552222</text:p>
          </table:table-cell>
          <table:table-cell table:style-name="ce4" office:value-type="float" office:value="8.227778" calcext:value-type="float">
            <text:p>8.227778</text:p>
          </table:table-cell>
        </table:table-row>
        <table:table-row table:style-name="ro2">
          <table:table-cell office:value-type="string" calcext:value-type="string">
            <text:p>Gösgen</text:p>
          </table:table-cell>
          <table:table-cell table:style-name="ce4" office:value-type="float" office:value="47.365833" calcext:value-type="float">
            <text:p>47.365833</text:p>
          </table:table-cell>
          <table:table-cell table:style-name="ce4" office:value-type="float" office:value="7.968889" calcext:value-type="float">
            <text:p>7.968889</text:p>
          </table:table-cell>
        </table:table-row>
        <table:table-row table:style-name="ro1">
          <table:table-cell office:value-type="string" calcext:value-type="string">
            <text:p>Leibstadt</text:p>
          </table:table-cell>
          <table:table-cell table:style-name="ce5" office:value-type="float" office:value="47.60135" calcext:value-type="float">
            <text:p>47.601350</text:p>
          </table:table-cell>
          <table:table-cell table:style-name="ce5" office:value-type="float" office:value="8.18375" calcext:value-type="float">
            <text:p>8.183750</text:p>
          </table:table-cell>
        </table:table-row>
        <table:table-row table:style-name="ro1">
          <table:table-cell office:value-type="string" calcext:value-type="string">
            <text:p>Mühleberg</text:p>
          </table:table-cell>
          <table:table-cell office:value-type="float" office:value="46.970833" calcext:value-type="float">
            <text:p>46.970833</text:p>
          </table:table-cell>
          <table:table-cell office:value-type="float" office:value="7.270278" calcext:value-type="float">
            <text:p>7.270278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otorway Ramps" table:style-name="ta1" table:print="false">
        <table:table-column table:style-name="co4" table:default-cell-style-name="ce7"/>
        <table:table-column table:style-name="co3" table:default-cell-style-name="ce9"/>
        <table:table-column table:style-name="co3" table:number-columns-repeated="2" table:default-cell-style-name="ce10"/>
        <table:table-row table:style-name="ro1">
          <table:table-cell table:style-name="ce6" office:value-type="string" calcext:value-type="string">
            <text:p>Motorway Ramps</text:p>
          </table:table-cell>
          <table:table-cell table:style-name="ce8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8" office:value-type="string" calcext:value-type="string">
            <text:p>Motorway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Latitud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ftringen</text:p>
          </table:table-cell>
          <table:table-cell office:value-type="string" calcext:value-type="string">
            <text:p>A1</text:p>
          </table:table-cell>
          <table:table-cell office:value-type="float" office:value="47.306524" calcext:value-type="float">
            <text:p>47.306524</text:p>
          </table:table-cell>
          <table:table-cell office:value-type="float" office:value="7.929096" calcext:value-type="float">
            <text:p>7.929096</text:p>
          </table:table-cell>
        </table:table-row>
        <table:table-row table:style-name="ro1">
          <table:table-cell office:value-type="string" calcext:value-type="string">
            <text:p>Aarau-Ost</text:p>
          </table:table-cell>
          <table:table-cell office:value-type="string" calcext:value-type="string">
            <text:p>A1</text:p>
          </table:table-cell>
          <table:table-cell office:value-type="float" office:value="47.391583" calcext:value-type="float">
            <text:p>47.391583</text:p>
          </table:table-cell>
          <table:table-cell office:value-type="float" office:value="8.131814" calcext:value-type="float">
            <text:p>8.131814</text:p>
          </table:table-cell>
        </table:table-row>
        <table:table-row table:style-name="ro1">
          <table:table-cell office:value-type="string" calcext:value-type="string">
            <text:p>Ramp 4</text:p>
          </table:table-cell>
          <table:table-cell office:value-type="string" calcext:value-type="string">
            <text:p>A53</text:p>
          </table:table-cell>
          <table:table-cell office:value-type="float" office:value="47.380942" calcext:value-type="float">
            <text:p>47.380942</text:p>
          </table:table-cell>
          <table:table-cell office:value-type="float" office:value="8.685205" calcext:value-type="float">
            <text:p>8.685205</text:p>
          </table:table-cell>
        </table:table-row>
        <table:table-row table:style-name="ro1">
          <table:table-cell office:value-type="string" calcext:value-type="string">
            <text:p>Ramp 5</text:p>
          </table:table-cell>
          <table:table-cell office:value-type="string" calcext:value-type="string">
            <text:p>A53</text:p>
          </table:table-cell>
          <table:table-cell office:value-type="float" office:value="47.368896" calcext:value-type="float">
            <text:p>47.368896</text:p>
          </table:table-cell>
          <table:table-cell office:value-type="float" office:value="8.712038" calcext:value-type="float">
            <text:p>8.712038</text:p>
          </table:table-cell>
        </table:table-row>
        <table:table-row table:style-name="ro1">
          <table:table-cell office:value-type="string" calcext:value-type="string">
            <text:p>Kleinandelfingen</text:p>
          </table:table-cell>
          <table:table-cell office:value-type="string" calcext:value-type="string">
            <text:p>A4</text:p>
          </table:table-cell>
          <table:table-cell office:value-type="float" office:value="47.602679" calcext:value-type="float">
            <text:p>47.602679</text:p>
          </table:table-cell>
          <table:table-cell office:value-type="float" office:value="8.690625" calcext:value-type="float">
            <text:p>8.690625</text:p>
          </table:table-cell>
        </table:table-row>
        <table:table-row table:style-name="ro1">
          <table:table-cell office:value-type="string" calcext:value-type="string">
            <text:p>Hergiswil</text:p>
          </table:table-cell>
          <table:table-cell office:value-type="string" calcext:value-type="string">
            <text:p>A2</text:p>
          </table:table-cell>
          <table:table-cell office:value-type="float" office:value="46.999111" calcext:value-type="float">
            <text:p>46.999111</text:p>
          </table:table-cell>
          <table:table-cell office:value-type="float" office:value="8.311361" calcext:value-type="float">
            <text:p>8.311361</text:p>
          </table:table-cell>
        </table:table-row>
        <table:table-row table:style-name="ro1">
          <table:table-cell office:value-type="string" calcext:value-type="string">
            <text:p>Luzern-Horw</text:p>
          </table:table-cell>
          <table:table-cell office:value-type="string" calcext:value-type="string">
            <text:p>A2</text:p>
          </table:table-cell>
          <table:table-cell office:value-type="float" office:value="47.018377" calcext:value-type="float">
            <text:p>47.018377</text:p>
          </table:table-cell>
          <table:table-cell office:value-type="float" office:value="8.296849" calcext:value-type="float">
            <text:p>8.296849</text:p>
          </table:table-cell>
        </table:table-row>
        <table:table-row table:style-name="ro1">
          <table:table-cell office:value-type="string" calcext:value-type="string">
            <text:p>Luzern-Kriens</text:p>
          </table:table-cell>
          <table:table-cell office:value-type="string" calcext:value-type="string">
            <text:p>A2</text:p>
          </table:table-cell>
          <table:table-cell office:value-type="float" office:value="47.036418" calcext:value-type="float">
            <text:p>47.036418</text:p>
          </table:table-cell>
          <table:table-cell office:value-type="float" office:value="8.295487" calcext:value-type="float">
            <text:p>8.295487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 number:grouping="true"/>
    </number:number-style>
    <number:number-style style:name="N109">
      <number:number number:decimal-places="6" number:min-integer-digits="1" number:grouping="true"/>
    </number:number-style>
    <number:number-style style:name="N110">
      <number:number number:decimal-places="6" number:min-integer-digits="0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.00.0000</text:date>, <text:time style:data-style-name="N2" text:time-value="14:10:18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</meta:editing-duration>
    <meta:editing-cycles>14</meta:editing-cycles>
    <meta:generator>LibreOffice/4.3.5.2$Windows_x86 LibreOffice_project/3a87456aaa6a95c63eea1c1b3201acedf0751bd5</meta:generator>
    <dc:date>2015-02-25T15:09:01.999000000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